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imSun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 fo:min-height="0.349cm" fo:min-width="4.969cm" loext:decorative="false"/>
    </style:style>
    <style:style style:name="gr2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0.789cm" fo:padding-top="0.125cm" fo:padding-bottom="0.125cm" fo:padding-left="0.25cm" fo:padding-right="0.25cm" loext:decorative="false"/>
      <style:paragraph-properties style:writing-mode="lr-tb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 fo:min-height="0.349cm" fo:min-width="4.969cm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0.454cm" fo:padding-top="0.125cm" fo:padding-bottom="0.125cm" fo:padding-left="0.25cm" fo:padding-right="0.25cm" loext:decorative="false"/>
      <style:paragraph-properties style:writing-mode="lr-tb"/>
    </style:style>
    <style:style style:name="gr5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0.954cm" fo:padding-top="0.125cm" fo:padding-bottom="0.125cm" fo:padding-left="0.25cm" fo:padding-right="0.25cm" loext:decorative="false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102cm" fo:min-width="0.122cm" style:writing-mode="lr-tb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398cm" fo:min-width="1.6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41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11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0.551cm" fo:padding-top="0.125cm" fo:padding-bottom="0.125cm" fo:padding-left="0.25cm" fo:padding-right="0.2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6.649cm" loext:decorative="false"/>
      <style:paragraph-properties style:writing-mode="lr-tb"/>
    </style:style>
    <style:style style:name="gr13" style:family="graphic" style:parent-style-name="standard">
      <style:graphic-properties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4.26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.102cm" fo:min-width="0cm" style:writing-mode="lr-tb" loext:decorative="false"/>
      <style:paragraph-properties style:writing-mode="lr-tb"/>
    </style:style>
    <style:style style:name="gr18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1.971cm" fo:padding-top="0.125cm" fo:padding-bottom="0.125cm" fo:padding-left="0.25cm" fo:padding-right="0.25cm" loext:decorative="false"/>
      <style:paragraph-properties style:writing-mode="lr-tb"/>
    </style:style>
    <style:style style:name="gr19" style:family="graphic" style:parent-style-name="standard">
      <style:graphic-properties draw:fill="solid" draw:fill-color="#00ff00" draw:textarea-horizontal-align="justify" draw:textarea-vertical-align="middle" draw:auto-grow-height="false" fo:min-height="0.349cm" fo:min-width="2.6cm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1.183cm" fo:padding-top="0.125cm" fo:padding-bottom="0.125cm" fo:padding-left="0.25cm" fo:padding-right="0.25cm" loext:decorative="false"/>
      <style:paragraph-properties style:writing-mode="lr-tb"/>
    </style:style>
    <style:style style:name="gr21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1.577cm" fo:padding-top="0.125cm" fo:padding-bottom="0.125cm" fo:padding-left="0.25cm" fo:padding-right="0.25cm" loext:decorative="false"/>
      <style:paragraph-properties style:writing-mode="lr-tb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0.398cm" fo:min-width="0.69cm" style:writing-mode="lr-tb" loext:decorative="false"/>
      <style:paragraph-properties style:writing-mode="lr-tb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.25cm" fo:min-width="1cm" style:writing-mode="lr-tb" loext:decorative="false"/>
      <style:paragraph-properties style:writing-mode="lr-tb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398cm" fo:min-width="1.566cm" style:writing-mode="lr-tb" loext:decorative="false"/>
      <style:paragraph-properties style:writing-mode="lr-tb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0.398cm" fo:min-width="1.04cm" style:writing-mode="lr-tb" loext:decorative="false"/>
      <style:paragraph-properties style:writing-mode="lr-tb"/>
    </style:style>
    <style:style style:name="gr26" style:family="graphic" style:parent-style-name="standard">
      <style:graphic-properties svg:stroke-width="0.053cm" draw:marker-start-width="0.379cm" draw:marker-end-width="0.379cm" draw:textarea-vertical-align="middle" fo:padding-top="0.151cm" fo:padding-bottom="0.151cm" fo:padding-left="0.276cm" fo:padding-right="0.276cm" loext:decorative="false"/>
    </style:style>
    <style:style style:name="gr27" style:family="graphic" style:parent-style-name="standard">
      <style:graphic-properties svg:stroke-width="0.081cm" draw:marker-start-width="0.421cm" draw:marker-end-width="0.421cm" draw:textarea-vertical-align="middle" fo:padding-top="0.165cm" fo:padding-bottom="0.165cm" fo:padding-left="0.29cm" fo:padding-right="0.29cm" loext:decorative="false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104cm" fo:min-width="1.268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395cm" loext:decorative="false"/>
      <style:paragraph-properties style:writing-mode="lr-tb"/>
    </style:style>
    <style:style style:name="gr30" style:family="graphic" style:parent-style-name="objectwithoutfill">
      <style:graphic-properties svg:stroke-width="0.081cm" draw:marker-start-width="0.421cm" draw:marker-end-width="0.421cm" draw:fill="none" draw:textarea-vertical-align="middle" fo:padding-top="0.165cm" fo:padding-bottom="0.165cm" fo:padding-left="0.29cm" fo:padding-right="0.29cm" loext:decorative="false"/>
    </style:style>
    <style:style style:name="gr31" style:family="graphic" style:parent-style-name="standard">
      <style:graphic-properties draw:fill="solid" draw:fill-color="#00ff00" draw:textarea-horizontal-align="justify" draw:textarea-vertical-align="middle" draw:auto-grow-height="false" fo:min-height="0.25cm" fo:min-width="2cm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0.937cm" fo:padding-top="0.125cm" fo:padding-bottom="0.125cm" fo:padding-left="0.25cm" fo:padding-right="0.25cm" loext:decorative="false"/>
    </style:style>
    <style:style style:name="gr33" style:family="graphic" style:parent-style-name="standard">
      <style:graphic-properties draw:fill="solid" draw:fill-color="#00ff00" draw:textarea-horizontal-align="justify" draw:textarea-vertical-align="middle" draw:auto-grow-height="false" fo:min-height="0.25cm" fo:min-width="1.75cm" style:writing-mode="lr-tb" loext:decorative="false"/>
      <style:paragraph-properties style:writing-mode="lr-tb"/>
    </style:style>
    <style:style style:name="gr34" style:family="graphic" style:parent-style-name="standard">
      <style:graphic-properties draw:fill="solid" draw:fill-color="#ffffff" draw:textarea-horizontal-align="justify" draw:textarea-vertical-align="middle" draw:auto-grow-height="false" fo:min-height="0.398cm" fo:min-width="1.44cm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solid" svg:stroke-width="0cm" svg:stroke-color="#000000" draw:marker-start-width="0.3cm" draw:marker-end-width="0.3cm" draw:fill="none" draw:fill-color="#ffffff" draw:textarea-horizontal-align="justify" fo:min-height="1.5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fill="solid" draw:fill-color="#00ff00" draw:textarea-horizontal-align="justify" draw:textarea-vertical-align="middle" draw:auto-grow-height="false" fo:min-height="0.25cm" fo:min-width="3cm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width="0.018cm" draw:marker-start-width="0.327cm" draw:marker-end-width="0.327cm" draw:fill="none" draw:textarea-vertical-align="middle" fo:padding-top="0.134cm" fo:padding-bottom="0.134cm" fo:padding-left="0.259cm" fo:padding-right="0.259cm" loext:decorative="false"/>
    </style:style>
    <style:style style:name="gr38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0.395cm" fo:padding-top="0.125cm" fo:padding-bottom="0.125cm" fo:padding-left="0.25cm" fo:padding-right="0.25cm" loext:decorative="false"/>
      <style:paragraph-properties style:writing-mode="lr-tb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0.398cm" fo:min-width="1.5cm" style:writing-mode="lr-tb" loext:decorative="false"/>
      <style:paragraph-properties style:writing-mode="lr-tb"/>
    </style:style>
    <style:style style:name="gr40" style:family="graphic" style:parent-style-name="standard">
      <style:graphic-properties draw:fill="none" draw:textarea-vertical-align="middle" loext:decorative="false"/>
    </style:style>
    <style:style style:name="gr41" style:family="graphic" style:parent-style-name="standard">
      <style:graphic-properties draw:fill="none" draw:fill-color="#ffffff" draw:textarea-horizontal-align="justify" draw:textarea-vertical-align="middle" draw:auto-grow-height="false" fo:min-height="0.648cm" fo:min-width="1.15cm" loext:decorative="false"/>
    </style:style>
    <style:style style:name="gr42" style:family="graphic" style:parent-style-name="standard">
      <style:graphic-properties draw:stroke="none" svg:stroke-color="#000000" draw:fill="none" draw:fill-color="#ffffff" fo:min-height="0.671cm" loext:decorative="false"/>
      <style:paragraph-properties style:writing-mode="lr-tb"/>
    </style:style>
    <style:style style:name="gr43" style:family="graphic" style:parent-style-name="standard">
      <style:graphic-properties draw:fill="solid" draw:fill-color="#00ff00" draw:textarea-horizontal-align="justify" draw:textarea-vertical-align="middle" draw:auto-grow-height="false" fo:min-height="0.55cm" fo:min-width="2.6cm" style:writing-mode="lr-tb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0.55cm" loext:decorative="false"/>
      <style:paragraph-properties style:writing-mode="lr-tb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0.282cm" fo:min-width="1.446cm" style:writing-mode="lr-tb" loext:decorative="false"/>
      <style:paragraph-properties style:writing-mode="lr-tb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0.458cm" fo:min-width="1.622cm" style:writing-mode="lr-tb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P1" style:family="paragraph">
      <loext:graphic-properties draw:fill="solid" draw:fill-color="#00ff00"/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5" style:family="paragraph">
      <loext:graphic-properties draw:fill="solid" draw:fill-color="#00ff00"/>
      <style:paragraph-properties fo:margin-left="0cm" fo:margin-right="0cm" fo:text-align="center" fo:text-indent="0cm" style:writing-mode="lr-tb"/>
      <style:text-properties fo:font-size="12pt" fo:font-weight="bold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fo:color="#000000" loext:opacity="100%" fo:font-size="12pt" fo:font-weight="bold" style:font-size-asian="18pt" style:font-size-complex="18pt"/>
    </style:style>
    <style:style style:name="P7" style:family="paragraph">
      <loext:graphic-properties draw:fill="solid" draw:fill-color="#00ff00"/>
      <style:paragraph-properties fo:margin-left="0cm" fo:margin-right="0cm" fo:text-align="center" fo:text-indent="0cm" style:writing-mode="lr-tb"/>
      <style:text-properties fo:color="#000000" loext:opacity="100%" fo:font-size="12pt" fo:font-weight="bold" style:font-size-asian="18pt" style:font-size-complex="18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font-size="9pt" style:font-size-asian="9pt" style:font-size-complex="9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9pt" style:font-size-asian="9pt" style:font-size-complex="9pt"/>
    </style:style>
    <style:style style:name="P13" style:family="paragraph">
      <loext:graphic-properties draw:fill="none" draw:fill-color="#ffffff"/>
      <style:text-properties fo:font-size="10.5pt" style:font-size-asian="10.5pt" style:font-size-complex="10.5pt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style:paragraph-properties fo:margin-left="0.635cm" fo:margin-right="0cm" fo:text-align="justify" fo:text-indent="0cm"/>
    </style:style>
    <style:style style:name="P16" style:family="paragraph">
      <style:paragraph-properties fo:margin-left="1.27cm" fo:margin-right="0cm" fo:text-align="justify" fo:text-indent="-0.635cm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</style:style>
    <style:style style:name="P20" style:family="paragraph">
      <loext:graphic-properties draw:fill="none" draw:fill-color="#ffffff"/>
      <style:paragraph-properties fo:margin-left="0cm" fo:margin-right="0cm" fo:text-indent="0cm"/>
      <style:text-properties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="none" draw:fill-color="#ffffff"/>
      <style:paragraph-properties fo:margin-left="0cm" fo:margin-right="0cm" fo:text-inden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2" style:family="paragraph">
      <style:paragraph-properties fo:text-align="center"/>
      <style:text-properties fo:font-size="9pt" style:text-underline-style="solid" style:text-underline-width="bold" style:text-underline-color="font-color" fo:font-weight="bold" style:font-size-asian="9pt" style:font-weight-asian="bold" style:font-size-complex="9pt" style:font-weight-complex="bold"/>
    </style:style>
    <style:style style:name="P23" style:family="paragraph">
      <loext:graphic-properties draw:fill-color="#ffffff"/>
      <style:paragraph-properties fo:text-align="center" style:writing-mode="lr-tb"/>
      <style:text-properties fo:font-size="9pt" style:text-underline-style="solid" style:text-underline-width="bold" style:text-underline-color="font-color" fo:font-weight="bold" style:font-size-asian="9pt" style:font-weight-asian="bold" style:font-size-complex="9pt" style:font-weight-complex="bold"/>
    </style:style>
    <style:style style:name="P24" style:family="paragraph">
      <loext:graphic-properties draw:fill="none" draw:fill-color="#ffffff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fo:margin-left="0cm" fo:margin-right="0cm" fo:text-indent="0cm"/>
      <style:text-properties fo:font-size="8pt" style:font-size-asian="8pt" style:font-size-complex="8pt"/>
    </style:style>
    <style:style style:name="P26" style:family="paragraph">
      <loext:graphic-properties draw:fill="none" draw:fill-color="#ffffff"/>
      <style:paragraph-properties fo:margin-left="0cm" fo:margin-right="0cm" fo:text-indent="0cm"/>
      <style:text-properties style:font-name="Arial" fo:font-size="10pt" style:letter-kerning="true" style:font-size-asian="10pt" style:font-size-complex="10pt"/>
    </style:style>
    <style:style style:name="P27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28" style:family="paragraph">
      <loext:graphic-properties draw:fill="none" draw:fill-color="#ffffff"/>
      <style:text-properties fo:font-size="12pt" style:font-size-asian="12pt" style:font-size-complex="12pt"/>
    </style:style>
    <style:style style:name="P29" style:family="paragraph">
      <style:paragraph-properties fo:text-align="center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30" style:family="paragraph">
      <loext:graphic-properties draw:fill-color="#ffffff"/>
      <style:paragraph-properties fo:text-align="center" style:writing-mode="lr-tb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loext:opacity="100%" fo:font-size="12pt" fo:font-weight="bold" style:font-size-asian="18pt" style:font-size-complex="1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2pt"/>
    </style:style>
    <style:style style:name="T6" style:family="text">
      <style:text-properties fo:language="es" fo:country="ES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language="es" fo:country="ES" style:font-size-asian="14pt" style:font-size-complex="14pt"/>
    </style:style>
    <style:style style:name="T9" style:family="text">
      <style:text-properties style:font-name="Liberation Sans" fo:font-size="14pt" fo:language="es" fo:country="ES" style:font-size-asian="14pt" style:font-name-complex="Arial Unicode MS" style:font-size-complex="14pt"/>
    </style:style>
    <style:style style:name="T10" style:family="text">
      <style:text-properties style:font-name="Liberation Sans" fo:font-size="12pt" fo:language="es" fo:country="ES" style:font-size-asian="12pt" style:font-name-complex="Arial Unicode MS" style:font-size-complex="1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12pt" fo:font-weight="bold" style:font-size-asian="18pt" style:font-size-complex="18pt"/>
    </style:style>
    <style:style style:name="T15" style:family="text">
      <style:text-properties fo:font-size="10pt" style:text-underline-style="solid" style:text-underline-width="bold" style:text-underline-color="font-color" fo:font-weight="bold" style:font-size-asian="10pt" style:font-weight-asian="bold" style:font-size-complex="10pt" style:font-weight-complex="bold"/>
    </style:style>
    <style:style style:name="T16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7" style:family="text">
      <style:text-properties fo:font-size="10pt" style:text-underline-style="dotted" style:text-underline-width="bold" style:text-underline-color="font-color" fo:font-weight="bold" style:font-size-asian="10pt" style:font-weight-asian="bold" style:font-size-complex="10pt" style:font-weight-complex="bold"/>
    </style:style>
    <style:style style:name="T18" style:family="text">
      <style:text-properties fo:font-size="9pt" style:text-underline-style="solid" style:text-underline-width="bold" style:text-underline-color="font-color" fo:font-weight="bold" style:font-size-asian="9pt" style:font-weight-asian="bold" style:font-size-complex="9pt" style:font-weight-complex="bold"/>
    </style:style>
    <style:style style:name="T19" style:family="text">
      <style:text-properties style:font-name="Arial" fo:font-size="10pt" style:text-underline-style="solid" style:text-underline-width="bold" style:text-underline-color="font-color" fo:font-weight="bold" style:letter-kerning="true" style:font-size-asian="10pt" style:font-weight-asian="bold" style:font-size-complex="10pt" style:font-weight-complex="bold"/>
    </style:style>
    <style:style style:name="T20" style:family="text">
      <style:text-properties style:font-name="Arial" fo:font-size="10pt" style:letter-kerning="true" style:font-size-asian="10pt" style:font-size-complex="10pt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9pt" style:text-underline-style="none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.469cm" svg:height="0.599cm" svg:x="13.848cm" svg:y="13.91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469cm" svg:height="1.039cm" svg:x="13.848cm" svg:y="14.493cm">
          <draw:text-box>
            <text:p text:style-name="P2"><text:span text:style-name="T1">%Algodón</text:span></text:p>
          </draw:text-box>
        </draw:frame>
        <draw:custom-shape draw:style-name="gr3" draw:text-style-name="P5" xml:id="id4" draw:id="id4" draw:layer="layout" svg:width="5.469cm" svg:height="0.599cm" svg:x="13.848cm" svg:y="13.913cm">
          <text:p text:style-name="P4"><text:span text:style-name="T2">Pantalon</text:span></text:p>
          <draw:enhanced-geometry svg:viewBox="0 0 21600 21600" draw:type="rectangle" draw:enhanced-path="M 0 0 L 21600 0 21600 21600 0 21600 0 0 Z N"/>
        </draw:custom-shape>
        <draw:frame draw:style-name="gr4" draw:text-style-name="P3" xml:id="id5" draw:id="id5" draw:layer="layout" svg:width="5.469cm" svg:height="0.704cm" svg:x="2.911cm" svg:y="14.497cm">
          <draw:text-box>
            <text:p text:style-name="P2"><text:span text:style-name="T1">Entallada (Si/No)</text:span></text:p>
          </draw:text-box>
        </draw:frame>
        <draw:custom-shape draw:style-name="gr3" draw:text-style-name="P5" xml:id="id3" draw:id="id3" draw:layer="layout" svg:width="5.469cm" svg:height="0.599cm" svg:x="2.911cm" svg:y="13.898cm">
          <text:p text:style-name="P4"><text:span text:style-name="T2">Camisa</text:span></text:p>
          <draw:enhanced-geometry svg:viewBox="0 0 21600 21600" draw:type="rectangle" draw:enhanced-path="M 0 0 L 21600 0 21600 21600 0 21600 0 0 Z N"/>
        </draw:custom-shape>
        <draw:frame draw:style-name="gr5" draw:text-style-name="P3" xml:id="id1" draw:id="id1" draw:layer="layout" svg:width="5.469cm" svg:height="1.204cm" svg:x="8.203cm" svg:y="9.781cm">
          <draw:text-box>
            <text:p text:style-name="P2"><text:span text:style-name="T1">Cod_Producto</text:span></text:p>
            <text:p text:style-name="P2"><text:span text:style-name="T1">Nombre</text:span></text:p>
          </draw:text-box>
        </draw:frame>
        <draw:custom-shape draw:style-name="gr3" draw:text-style-name="P7" xml:id="id8" draw:id="id8" draw:layer="layout" svg:width="5.469cm" svg:height="0.599cm" svg:x="8.203cm" svg:y="9.201cm">
          <text:p text:style-name="P6"><text:span text:style-name="T2">Producto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2" draw:id="id2" draw:layer="layout" svg:width="0.882cm" svg:height="0.5cm" svg:x="10.849cm" svg:y="12.001cm">
          <text:p text:style-name="P8"><text:span text:style-name="T1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7" draw:text-style-name="P10" draw:layer="layout" draw:type="line" svg:x1="10.937cm" svg:y1="10.985cm" svg:x2="11.29cm" svg:y2="12.001cm" draw:start-shape="id1" draw:start-glue-point="2" draw:end-shape="id2" draw:end-glue-point="4" svg:d="M10937 10985l353 1016" svg:viewBox="0 0 354 1017">
          <text:p/>
        </draw:connector>
        <draw:connector draw:style-name="gr7" draw:text-style-name="P10" draw:layer="layout" draw:type="line" svg:x1="10.849cm" svg:y1="12.251cm" svg:x2="5.645cm" svg:y2="13.898cm" draw:start-shape="id2" draw:start-glue-point="6" draw:end-shape="id3" draw:end-glue-point="0" svg:d="M10849 12251l-5204 1647" svg:viewBox="0 0 5205 1648">
          <text:p/>
        </draw:connector>
        <draw:connector draw:style-name="gr7" draw:text-style-name="P10" draw:layer="layout" draw:type="line" svg:x1="11.731cm" svg:y1="12.251cm" svg:x2="16.582cm" svg:y2="13.913cm" draw:start-shape="id2" draw:start-glue-point="10" draw:end-shape="id4" draw:end-glue-point="0" svg:d="M11731 12251l4851 1662" svg:viewBox="0 0 4852 1663">
          <text:p/>
        </draw:connector>
        <draw:path draw:style-name="gr7" draw:text-style-name="P10" draw:layer="layout" svg:width="1.02cm" svg:height="1.154cm" svg:x="12.613cm" svg:y="12.046cm" svg:viewBox="0 0 1021 1155" svg:d="M0 1142c1967 153 487-1142 487-1142">
          <text:p/>
        </draw:path>
        <draw:path draw:style-name="gr7" draw:text-style-name="P10" draw:layer="layout" svg:width="0.803cm" svg:height="1.353cm" draw:transform="skewX (-0.418879020478639) rotate (-2.23629037058034) translate (10.1635814437731cm 12.6572503593498cm)" svg:viewBox="0 0 804 1354" svg:d="M0 1333c257-22 661 142 768-193 100-311-25-688-148-1002l-74-138">
          <text:p/>
        </draw:path>
        <draw:custom-shape draw:style-name="gr8" draw:text-style-name="P12" xml:id="id7" draw:id="id7" draw:layer="layout" svg:width="4.198cm" svg:height="1.294cm" svg:x="20.552cm" svg:y="8.601cm">
          <text:p text:style-name="P11"><text:span text:style-name="T3">Usado pa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3" draw:layer="layout" svg:width="2.542cm" svg:height="0.662cm" svg:x="14.458cm" svg:y="10.35cm">
          <draw:text-box>
            <text:p><text:span text:style-name="T4">Necesita-de </text:span></text:p>
          </draw:text-box>
        </draw:frame>
        <draw:frame draw:style-name="gr10" draw:text-style-name="P14" draw:layer="layout" svg:width="0.95cm" svg:height="0.725cm" svg:x="13.55cm" svg:y="10.275cm">
          <draw:text-box>
            <text:p><text:span text:style-name="T5">N</text:span></text:p>
          </draw:text-box>
        </draw:frame>
        <draw:frame draw:style-name="gr10" draw:text-style-name="P14" draw:layer="layout" svg:width="0.75cm" svg:height="0.725cm" svg:x="13.5cm" svg:y="9.375cm">
          <draw:text-box>
            <text:p><text:span text:style-name="T5">N</text:span></text:p>
          </draw:text-box>
        </draw:frame>
        <draw:frame draw:style-name="gr11" draw:text-style-name="P3" draw:layer="layout" svg:width="5.468cm" svg:height="0.801cm" svg:x="1.502cm" svg:y="17.799cm">
          <draw:text-box>
            <text:p text:style-name="P2"><text:span text:style-name="T1">TemperaturaPlancha</text:span></text:p>
          </draw:text-box>
        </draw:frame>
        <draw:custom-shape draw:style-name="gr3" draw:text-style-name="P5" xml:id="id6" draw:id="id6" draw:layer="layout" svg:width="5.469cm" svg:height="0.599cm" svg:x="1.5cm" svg:y="17.177cm">
          <text:p text:style-name="P4"><text:span text:style-name="T2">C/Planchado</text:span>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draw:type="line" svg:x1="5.645cm" svg:y1="15.201cm" svg:x2="4.234cm" svg:y2="17.177cm" draw:start-shape="id5" draw:start-glue-point="2" draw:end-shape="id6" draw:end-glue-point="0" svg:d="M5645 15201l-1411 1976" svg:viewBox="0 0 1412 1977">
          <text:p/>
        </draw:connector>
        <draw:frame draw:style-name="gr12" draw:text-style-name="P17" draw:layer="layout" svg:width="25.75cm" svg:height="6.899cm" svg:x="1.25cm" svg:y="1.298cm">
          <draw:text-box>
            <text:p/>
            <text:p>Examen <text:span text:style-name="T6">Recuperación</text:span> Modelo Relacional <text:s/>1ª DAW <text:s/>28/ENERO/2025</text:p>
            <text:p><text:tab/><text:tab/><text:tab/><text:tab/><text:tab/><text:tab/><text:tab/><text:tab/><text:tab/><text:tab/><text:tab/><text:tab/>NOMBRE:</text:p>
            <text:p/>
            <text:p><text:span text:style-name="T7">1.- Obtener el modelo </text:span><text:span text:style-name="T8">lógico</text:span><text:span text:style-name="T7"> relacional correspondiente al siguiente modelo ER E.</text:span></text:p>
            <text:p text:style-name="P15"><text:span text:style-name="T9">Haz y explica las distintas formas que podría haber para pasar las distintas extensiones.</text:span></text:p>
            <text:p text:style-name="P15"><text:span text:style-name="T9">posibilidades que se podrían hacer y las que no y porque.</text:span></text:p>
            <text:p text:style-name="P15"><text:span text:style-name="T9">No se podrán borrar productos que sean necesarios para la confección de otros. </text:span></text:p>
            <text:p text:style-name="P15"><text:span text:style-name="T9">Poner la restriciones necesarias para el Modelo Relacional.</text:span></text:p>
            <text:p text:style-name="P15"><text:span text:style-name="T9">Poner la Nulabilidad en todos los campos, explicando poque puede ser Nulo o no.</text:span></text:p>
            <text:p text:style-name="P16"><text:span text:style-name="T10"/></text:p>
          </draw:text-box>
        </draw:frame>
        <draw:connector draw:style-name="gr13" draw:text-style-name="P18" draw:layer="layout" svg:x1="13.672cm" svg:y1="10.383cm" svg:x2="22.651cm" svg:y2="9.895cm" draw:start-shape="id1" draw:start-glue-point="1" draw:end-shape="id7" draw:end-glue-point="6" svg:d="M13672 10383h3440v14h5539v-502" svg:viewBox="0 0 8980 503">
          <text:p/>
        </draw:connector>
        <draw:connector draw:style-name="gr13" draw:text-style-name="P18" draw:layer="layout" svg:x1="20.552cm" svg:y1="9.248cm" svg:x2="13.672cm" svg:y2="9.5cm" draw:start-shape="id7" draw:start-glue-point="5" draw:end-shape="id8" draw:end-glue-point="1" svg:d="M20552 9248h-3440v252h-3440" svg:viewBox="0 0 6881 253">
          <text:p/>
        </draw:connector>
        <draw:frame draw:style-name="gr14" draw:text-style-name="P13" draw:layer="layout" svg:width="3.493cm" svg:height="1cm" svg:x="13.9cm" svg:y="8.95cm">
          <draw:text-box>
            <text:p><text:span text:style-name="T4">Es necesario para</text:span></text:p>
          </draw:text-box>
        </draw:frame>
        <draw:path draw:style-name="gr7" draw:text-style-name="P10" draw:layer="layout" svg:width="0.64cm" svg:height="0.881cm" draw:transform="rotate (-1.5707963267949) translate (5.092cm 16.315cm)" svg:viewBox="0 0 641 882" svg:d="M0 802c232-77 556 318 621-161l20-220-80-241-100-180">
          <text:p/>
        </draw:path>
      </draw:page>
      <draw:page draw:name="page2" draw:style-name="dp1" draw:master-page-name="Predeterminado">
        <draw:frame draw:style-name="gr15" draw:text-style-name="P17" draw:layer="layout" svg:width="26.25cm" svg:height="15.068cm" svg:x="1.5cm" svg:y="3.3cm">
          <draw:text-box>
            <text:p/>
            <text:p><text:span text:style-name="T7">2.- Obtener el modelo </text:span><text:span text:style-name="T8">lógico</text:span><text:span text:style-name="T7"> relacional correspondiente al siguiente modelo ER E.</text:span></text:p>
            <text:p><text:span text:style-name="T7"/></text:p>
            <text:p><text:span text:style-name="T7"/></text:p>
            <text:p text:style-name="P15"><text:span text:style-name="T9">Aplica a las extensiones el caso mas adecuado y que no deje nulos.</text:span></text:p>
            <text:p text:style-name="P15"><text:span text:style-name="T9"/></text:p>
            <text:p text:style-name="P19"><text:span text:style-name="T8"><text:s text:c="4"/></text:span><text:span text:style-name="T8">Obtener el modelo relacional correspondiente a este modelo ER/E. Describir las relaciones resultantes <text:s/></text:span></text:p>
            <text:p text:style-name="P19"><text:span text:style-name="T11"><text:s text:c="4"/></text:span><text:span text:style-name="T8">especificando claves primarias, foráneas su procedencia <text:s/>y su comportamiento, campos que pueden</text:span></text:p>
            <text:p text:style-name="P19"><text:span text:style-name="T8"><text:s text:c="4"/></text:span><text:span text:style-name="T8">ser nulos y cuales no. A la <text:s/>extensión de Albergue aplicar el caso A.</text:span></text:p>
            <text:p text:style-name="P19"><text:span text:style-name="T8"><text:s text:c="4"/></text:span><text:span text:style-name="T8">A Peregrino el que queraís explicando por qué.</text:span></text:p>
            <text:p text:style-name="P19"><text:span text:style-name="T8"><text:s text:c="4"/></text:span><text:span text:style-name="T8">Los atributos multivaluados pasarlos de dos formas distintas.</text:span></text:p>
            <text:p text:style-name="P15"><text:span text:style-name="T9"/></text:p>
            <text:p text:style-name="P15"><text:span text:style-name="T9"/></text:p>
            <text:p text:style-name="P15"><text:span text:style-name="T9">Las Modificaciones que sean automatiacas.</text:span></text:p>
            <text:p text:style-name="P15"><text:span text:style-name="T9">El resto de las restricciones ponerlas como creíais que tienen que ser, explicando por que.</text:span></text:p>
            <text:p text:style-name="P15"><text:span text:style-name="T9"/></text:p>
            <text:p text:style-name="P15"><text:span text:style-name="T9"/></text:p>
            <text:p text:style-name="P15"><text:span text:style-name="T9">Cuidar la presentacion, que lo tiene que entender todo el mundo.</text:span></text:p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6"><text:span text:style-name="T10"/></text:p>
            <text:p/>
            <text:p/>
          </draw:text-box>
        </draw:frame>
        <draw:frame draw:style-name="gr16" draw:text-style-name="P17" draw:layer="layout" svg:width="15.5cm" svg:height="1.5cm" svg:x="12.75cm" svg:y="1.25cm">
          <draw:text-box>
            <text:p>Nombre:</text:p>
          </draw:text-box>
        </draw:frame>
      </draw:page>
      <draw:page draw:name="page3" draw:style-name="dp1" draw:master-page-name="Predeterminado">
        <draw:custom-shape draw:style-name="gr17" draw:text-style-name="P9" xml:id="id25" draw:id="id25" draw:layer="layout" svg:width="0.5cm" svg:height="0.5cm" svg:x="18.5cm" svg:y="11cm">
          <text:p text:style-name="P8"><text:span text:style-name="T1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8" draw:text-style-name="P20" xml:id="id9" draw:id="id9" draw:layer="layout" svg:width="3.1cm" svg:height="2.221cm" svg:x="3.7cm" svg:y="4.296cm">
          <draw:text-box>
            <text:p text:style-name="P2"><text:span text:style-name="T12">Cod_Camino</text:span></text:p>
            <text:p text:style-name="P2"><text:span text:style-name="T12">Nombre</text:span></text:p>
            <text:p text:style-name="P2"><text:span text:style-name="T13">Tiempo(Calcu)</text:span></text:p>
            <text:p text:style-name="P2"><text:span text:style-name="T13">Km (Calc)</text:span></text:p>
            <text:p text:style-name="P2"><text:span text:style-name="T13"/></text:p>
          </draw:text-box>
        </draw:frame>
        <draw:custom-shape draw:style-name="gr19" draw:text-style-name="P5" draw:layer="layout" svg:width="3.1cm" svg:height="0.599cm" svg:x="3.7cm" svg:y="3.716cm">
          <text:p text:style-name="P4"><text:span text:style-name="T14">Camino</text:span></text:p>
          <draw:enhanced-geometry svg:viewBox="0 0 21600 21600" draw:type="rectangle" draw:enhanced-path="M 0 0 L 21600 0 21600 21600 0 21600 0 0 Z N"/>
        </draw:custom-shape>
        <draw:frame draw:style-name="gr20" draw:text-style-name="P21" xml:id="id12" draw:id="id12" draw:layer="layout" svg:width="3.1cm" svg:height="1.433cm" svg:x="11.5cm" svg:y="4.296cm">
          <draw:text-box>
            <text:p text:style-name="P2"><text:span text:style-name="T15">Cod_Etapa</text:span></text:p>
            <text:p text:style-name="P2"><text:span text:style-name="T12">Km</text:span></text:p>
            <text:p text:style-name="P2"><text:span text:style-name="T12">Tiempo</text:span></text:p>
          </draw:text-box>
        </draw:frame>
        <draw:custom-shape draw:style-name="gr19" draw:text-style-name="P5" xml:id="id11" draw:id="id11" draw:layer="layout" svg:width="3.1cm" svg:height="0.599cm" svg:x="11.5cm" svg:y="3.716cm">
          <text:p text:style-name="P4"><text:span text:style-name="T14">Etapa</text:span></text:p>
          <draw:enhanced-geometry svg:viewBox="0 0 21600 21600" draw:type="rectangle" draw:enhanced-path="M 0 0 L 21600 0 21600 21600 0 21600 0 0 Z N"/>
        </draw:custom-shape>
        <draw:frame draw:style-name="gr20" draw:text-style-name="P21" xml:id="id18" draw:id="id18" draw:layer="layout" svg:width="3.1cm" svg:height="1.433cm" svg:x="3.501cm" svg:y="8.183cm">
          <draw:text-box>
            <text:p text:style-name="P2"><text:span text:style-name="T16">Cod_Comu</text:span></text:p>
            <text:p text:style-name="P2"><text:span text:style-name="T12">Nombre</text:span></text:p>
            <text:p text:style-name="P2"><text:span text:style-name="T12">Extension</text:span></text:p>
          </draw:text-box>
        </draw:frame>
        <draw:custom-shape draw:style-name="gr19" draw:text-style-name="P5" draw:layer="layout" svg:width="3.1cm" svg:height="0.599cm" svg:x="3.501cm" svg:y="7.603cm">
          <text:p text:style-name="P4"><text:span text:style-name="T14">Comunidad</text:span></text:p>
          <draw:enhanced-geometry svg:viewBox="0 0 21600 21600" draw:type="rectangle" draw:enhanced-path="M 0 0 L 21600 0 21600 21600 0 21600 0 0 Z N"/>
        </draw:custom-shape>
        <draw:frame draw:style-name="gr20" draw:text-style-name="P21" xml:id="id19" draw:id="id19" draw:layer="layout" svg:width="3.1cm" svg:height="1.433cm" svg:x="10cm" svg:y="9.58cm">
          <draw:text-box>
            <text:p text:style-name="P2"><text:span text:style-name="T15">Cod_Loca</text:span></text:p>
            <text:p text:style-name="P2"><text:span text:style-name="T12">Nombre</text:span></text:p>
            <text:p text:style-name="P2"><text:span text:style-name="T12">Cod_Post(Mult)</text:span></text:p>
          </draw:text-box>
        </draw:frame>
        <draw:custom-shape draw:style-name="gr19" draw:text-style-name="P5" xml:id="id16" draw:id="id16" draw:layer="layout" svg:width="3.1cm" svg:height="0.599cm" svg:x="10cm" svg:y="9cm">
          <text:p text:style-name="P4"><text:span text:style-name="T14">Localidad</text:span></text:p>
          <draw:enhanced-geometry svg:viewBox="0 0 21600 21600" draw:type="rectangle" draw:enhanced-path="M 0 0 L 21600 0 21600 21600 0 21600 0 0 Z N"/>
        </draw:custom-shape>
        <draw:frame draw:style-name="gr20" draw:text-style-name="P21" xml:id="id24" draw:id="id24" draw:layer="layout" svg:width="3.1cm" svg:height="1.433cm" svg:x="17.3cm" svg:y="8.296cm">
          <draw:text-box>
            <text:p text:style-name="P2"><text:span text:style-name="T15">Cod_Alb</text:span></text:p>
            <text:p text:style-name="P2"><text:span text:style-name="T12">Nombre</text:span></text:p>
            <text:p text:style-name="P2"><text:span text:style-name="T12">Capacidad</text:span></text:p>
          </draw:text-box>
        </draw:frame>
        <draw:custom-shape draw:style-name="gr19" draw:text-style-name="P5" xml:id="id37" draw:id="id37" draw:layer="layout" svg:width="3.1cm" svg:height="0.599cm" svg:x="17.3cm" svg:y="7.716cm">
          <text:p text:style-name="P4"><text:span text:style-name="T14">Albergue</text:span></text:p>
          <draw:enhanced-geometry svg:viewBox="0 0 21600 21600" draw:type="rectangle" draw:enhanced-path="M 0 0 L 21600 0 21600 21600 0 21600 0 0 Z N"/>
        </draw:custom-shape>
        <draw:frame draw:style-name="gr21" draw:text-style-name="P21" xml:id="id31" draw:id="id31" draw:layer="layout" svg:width="3.1cm" svg:height="1.827cm" svg:x="10.9cm" svg:y="15.089cm">
          <draw:text-box>
            <text:p text:style-name="P2"><text:span text:style-name="T15">Numero</text:span></text:p>
            <text:p text:style-name="P2"><text:span text:style-name="T17">DNI</text:span></text:p>
            <text:p text:style-name="P2"><text:span text:style-name="T12">Nombre</text:span></text:p>
            <text:p text:style-name="P2"><text:span text:style-name="T12">Direccion</text:span></text:p>
          </draw:text-box>
        </draw:frame>
        <draw:custom-shape draw:style-name="gr19" draw:text-style-name="P5" xml:id="id21" draw:id="id21" draw:layer="layout" svg:width="3.1cm" svg:height="0.599cm" svg:x="10.9cm" svg:y="14.509cm">
          <text:p text:style-name="P4"><text:span text:style-name="T14">Peregrino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xml:id="id10" draw:id="id10" draw:layer="layout" svg:width="2.38cm" svg:height="1.294cm" svg:x="7.5cm" svg:y="3.206cm">
          <text:p text:style-name="P11"><text:span text:style-name="T3">Con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2" xml:id="id13" draw:id="id13" draw:layer="layout" svg:width="3cm" svg:height="1cm" svg:x="10.5cm" svg:y="6.5cm">
          <text:p text:style-name="P11"><text:span text:style-name="T3">Cruza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2" xml:id="id14" draw:id="id14" draw:layer="layout" svg:width="2.38cm" svg:height="1.294cm" svg:x="14cm" svg:y="6.6cm">
          <text:p text:style-name="P11"><text:span text:style-name="T3">Llegad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2" xml:id="id15" draw:id="id15" draw:layer="layout" svg:width="2.38cm" svg:height="1.294cm" svg:x="7.5cm" svg:y="6.6cm">
          <text:p text:style-name="P11"><text:span text:style-name="T3">Salid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2" xml:id="id17" draw:id="id17" draw:layer="layout" svg:width="4.13cm" svg:height="1.294cm" svg:x="4.5cm" svg:y="10.75cm">
          <text:p text:style-name="P11"><text:span text:style-name="T3">Pertene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2" xml:id="id22" draw:id="id22" draw:layer="layout" svg:width="3.08cm" svg:height="1.294cm" svg:x="13.92cm" svg:y="10cm">
          <text:p text:style-name="P11"><text:span text:style-name="T3">Ubic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2" xml:id="id20" draw:id="id20" draw:layer="layout" svg:width="2.38cm" svg:height="1.294cm" svg:x="10.5cm" svg:y="12.206cm">
          <text:p text:style-name="P11"><text:span text:style-name="T3">Atravies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18" draw:layer="layout" svg:x1="6.8cm" svg:y1="5.406cm" svg:x2="7.5cm" svg:y2="3.853cm" draw:start-shape="id9" draw:start-glue-point="1" draw:end-shape="id10" draw:end-glue-point="5" svg:d="M6800 5406h350v-1553h350" svg:viewBox="0 0 701 1554">
          <text:p/>
        </draw:connector>
        <draw:connector draw:style-name="gr27" draw:text-style-name="P18" draw:layer="layout" svg:x1="9.88cm" svg:y1="3.853cm" svg:x2="11.5cm" svg:y2="4.015cm" draw:start-shape="id10" draw:start-glue-point="7" draw:end-shape="id11" draw:end-glue-point="3" svg:d="M9880 3853h811v162h809" svg:viewBox="0 0 1621 163">
          <text:p/>
        </draw:connector>
        <draw:connector draw:style-name="gr27" draw:text-style-name="P18" draw:layer="layout" svg:x1="13.05cm" svg:y1="5.729cm" svg:x2="12cm" svg:y2="6.5cm" draw:start-shape="id12" draw:start-glue-point="2" draw:end-shape="id13" draw:end-glue-point="4" svg:d="M13050 5729v386h-1050v385" svg:viewBox="0 0 1051 772">
          <text:p/>
        </draw:connector>
        <draw:connector draw:style-name="gr27" draw:text-style-name="P18" draw:layer="layout" svg:x1="14.6cm" svg:y1="5.012cm" svg:x2="15.19cm" svg:y2="6.6cm" draw:start-shape="id12" draw:start-glue-point="1" draw:end-shape="id14" draw:end-glue-point="4" svg:d="M14600 5012h590v1588" svg:viewBox="0 0 591 1589">
          <text:p/>
        </draw:connector>
        <draw:connector draw:style-name="gr27" draw:text-style-name="P18" draw:layer="layout" svg:x1="8.69cm" svg:y1="6.6cm" svg:x2="11.5cm" svg:y2="5.012cm" draw:start-shape="id15" draw:start-glue-point="4" draw:end-shape="id12" draw:end-glue-point="3" svg:d="M8690 6600v-1588h2810" svg:viewBox="0 0 2811 1589">
          <text:p/>
        </draw:connector>
        <draw:connector draw:style-name="gr13" draw:text-style-name="P18" draw:layer="layout" svg:x1="8.69cm" svg:y1="7.894cm" svg:x2="10cm" svg:y2="9.299cm" draw:start-shape="id15" draw:start-glue-point="6" draw:end-shape="id16" draw:end-glue-point="3" svg:d="M8690 7894v1405h1310" svg:viewBox="0 0 1311 1406">
          <text:p/>
        </draw:connector>
        <draw:connector draw:style-name="gr13" draw:text-style-name="P18" draw:layer="layout" svg:x1="12cm" svg:y1="7.5cm" svg:x2="11.55cm" svg:y2="9cm" draw:start-shape="id13" draw:start-glue-point="6" draw:end-shape="id16" svg:d="M12000 7500v750h-450v750" svg:viewBox="0 0 451 1501">
          <text:p/>
        </draw:connector>
        <draw:connector draw:style-name="gr13" draw:text-style-name="P18" draw:layer="layout" svg:x1="15.19cm" svg:y1="7.894cm" svg:x2="13.1cm" svg:y2="9.299cm" draw:start-shape="id14" draw:start-glue-point="6" draw:end-shape="id16" draw:end-glue-point="1" svg:d="M15190 7894v1405h-2090" svg:viewBox="0 0 2091 1406">
          <text:p/>
        </draw:connector>
        <draw:connector draw:style-name="gr13" draw:text-style-name="P18" draw:layer="layout" svg:x1="4.5cm" svg:y1="11.397cm" svg:x2="3.501cm" svg:y2="8.899cm" draw:start-shape="id17" draw:start-glue-point="5" draw:end-shape="id18" svg:d="M4500 11397h-1500v-2498h501" svg:viewBox="0 0 1501 2499">
          <text:p/>
        </draw:connector>
        <draw:connector draw:style-name="gr27" draw:text-style-name="P18" draw:layer="layout" svg:x1="8.63cm" svg:y1="11.397cm" svg:x2="10cm" svg:y2="10.296cm" draw:start-shape="id17" draw:start-glue-point="7" draw:end-shape="id19" draw:end-glue-point="3" svg:d="M8630 11397h686v-1101h684" svg:viewBox="0 0 1371 1102">
          <text:p/>
        </draw:connector>
        <draw:connector draw:style-name="gr13" draw:text-style-name="P18" draw:layer="layout" svg:x1="11.55cm" svg:y1="11.013cm" svg:x2="11.69cm" svg:y2="12.206cm" draw:start-shape="id19" draw:start-glue-point="2" draw:end-shape="id20" draw:end-glue-point="4" svg:d="M11550 11013v597h140v596" svg:viewBox="0 0 141 1194">
          <text:p/>
        </draw:connector>
        <draw:connector draw:style-name="gr27" draw:text-style-name="P18" draw:layer="layout" svg:x1="11.69cm" svg:y1="13.5cm" svg:x2="12.45cm" svg:y2="14.509cm" draw:start-shape="id20" draw:start-glue-point="6" draw:end-shape="id21" draw:end-glue-point="0" svg:d="M11690 13500v505h760v504" svg:viewBox="0 0 761 1010">
          <text:p/>
        </draw:connector>
        <draw:connector draw:style-name="gr13" draw:text-style-name="P18" draw:layer="layout" svg:x1="13.1cm" svg:y1="10.296cm" svg:x2="13.92cm" svg:y2="10.647cm" draw:start-shape="id19" draw:start-glue-point="1" draw:end-shape="id22" draw:end-glue-point="5" svg:d="M13100 10296h410v351h410" svg:viewBox="0 0 821 352">
          <text:p/>
        </draw:connector>
        <draw:custom-shape draw:style-name="gr28" draw:text-style-name="P23" xml:id="id23" draw:id="id23" draw:layer="layout" svg:width="2.5cm" svg:height="0.5cm" svg:x="7.5cm" svg:y="13cm">
          <text:p text:style-name="P22"><text:span text:style-name="T18">Fech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0" draw:layer="layout" draw:type="line" svg:x1="10cm" svg:y1="13.25cm" svg:x2="10.5cm" svg:y2="12.853cm" draw:start-shape="id23" draw:start-glue-point="10" draw:end-shape="id20" draw:end-glue-point="5" svg:d="M10000 13250l500-397" svg:viewBox="0 0 501 398">
          <text:p/>
        </draw:connector>
        <draw:frame draw:style-name="gr29" draw:text-style-name="P24" draw:layer="layout" svg:width="0.485cm" svg:height="0.645cm" svg:x="12.515cm" svg:y="13.9cm">
          <draw:text-box>
            <text:p><text:span text:style-name="T1">N</text:span></text:p>
          </draw:text-box>
        </draw:frame>
        <draw:connector draw:style-name="gr30" draw:text-style-name="P10" draw:layer="layout" draw:type="line" svg:x1="18.85cm" svg:y1="9.729cm" svg:x2="18.75cm" svg:y2="11cm" draw:start-shape="id24" draw:start-glue-point="2" draw:end-shape="id25" draw:end-glue-point="4" svg:d="M18850 9729l-100 1271" svg:viewBox="0 0 101 1272">
          <text:p/>
        </draw:connector>
        <draw:frame draw:style-name="gr2" draw:text-style-name="P25" draw:layer="layout" svg:width="2.5cm" svg:height="1.039cm" svg:x="15.5cm" svg:y="12.5cm">
          <draw:text-box>
            <text:p text:style-name="P2"><text:span text:style-name="T1">DNI_Dueño</text:span></text:p>
          </draw:text-box>
        </draw:frame>
        <draw:custom-shape draw:style-name="gr31" draw:text-style-name="P5" xml:id="id26" draw:id="id26" draw:layer="layout" svg:width="2.5cm" svg:height="0.5cm" svg:x="15.5cm" svg:y="12cm">
          <text:p text:style-name="P4"><text:span text:style-name="T14">Privados</text:span></text:p>
          <draw:enhanced-geometry svg:viewBox="0 0 21600 21600" draw:type="rectangle" draw:enhanced-path="M 0 0 L 21600 0 21600 21600 0 21600 0 0 Z N"/>
        </draw:custom-shape>
        <draw:frame draw:style-name="gr32" draw:text-style-name="P25" xml:id="id28" draw:id="id28" draw:layer="layout" svg:width="2.25cm" svg:height="1.187cm" svg:x="18.5cm" svg:y="12.5cm">
          <draw:text-box>
            <text:p/>
          </draw:text-box>
        </draw:frame>
        <draw:custom-shape draw:style-name="gr33" draw:text-style-name="P5" xml:id="id27" draw:id="id27" draw:layer="layout" svg:width="2.25cm" svg:height="0.5cm" svg:x="18.5cm" svg:y="12cm">
          <text:p text:style-name="P4"><text:span text:style-name="T14"/></text:p>
          <text:p text:style-name="P4"><text:span text:style-name="T14">Publicos</text:span>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draw:type="line" svg:x1="18.5cm" svg:y1="11.25cm" svg:x2="16.75cm" svg:y2="12cm" draw:start-shape="id25" draw:start-glue-point="6" draw:end-shape="id26" draw:end-glue-point="0" svg:d="M18500 11250l-1750 750" svg:viewBox="0 0 1751 751">
          <text:p/>
        </draw:connector>
        <draw:connector draw:style-name="gr7" draw:text-style-name="P10" draw:layer="layout" draw:type="line" svg:x1="19cm" svg:y1="11.25cm" svg:x2="19.625cm" svg:y2="12cm" draw:start-shape="id25" draw:start-glue-point="10" draw:end-shape="id27" svg:d="M19000 11250l625 750" svg:viewBox="0 0 626 751">
          <text:p/>
        </draw:connector>
        <draw:path draw:style-name="gr7" draw:text-style-name="P10" draw:layer="layout" svg:width="0.294cm" svg:height="0.479cm" draw:transform="rotate (-0.719424717672063) translate (19.3820212771276cm 11.3106904124071cm)" svg:viewBox="0 0 295 480" svg:d="M0 475c124 18 335-8 288-252-28-144-387-377-32-78">
          <text:p/>
        </draw:path>
        <draw:path draw:style-name="gr7" draw:text-style-name="P10" draw:layer="layout" svg:width="0.408cm" svg:height="0.574cm" draw:transform="rotate (-2.8921851034798) translate (17.8275566725943cm 11.8360375453115cm)" svg:viewBox="0 0 409 575" svg:d="M49 569c160 36 305-95 351-252 49-170-109-303-253-297l-131-20-16 10">
          <text:p/>
        </draw:path>
        <draw:custom-shape draw:style-name="gr34" draw:text-style-name="P12" xml:id="id29" draw:id="id29" draw:layer="layout" svg:width="3.88cm" svg:height="1.294cm" svg:x="18.12cm" svg:y="14.5cm">
          <text:p text:style-name="P11"><text:span text:style-name="T3">Patrocin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5" draw:text-style-name="P26" draw:layer="layout" svg:width="3.5cm" svg:height="1.5cm" svg:x="18cm" svg:y="17.4cm">
          <draw:text-box>
            <text:p text:style-name="P2"><text:span text:style-name="T19">Cod_Org</text:span></text:p>
            <text:p text:style-name="P2"><text:span text:style-name="T20">Nom_Org</text:span></text:p>
            <text:p text:style-name="P2"><text:span text:style-name="T20">Ambito</text:span></text:p>
          </draw:text-box>
        </draw:frame>
        <draw:custom-shape draw:style-name="gr36" draw:text-style-name="P5" xml:id="id30" draw:id="id30" draw:layer="layout" svg:width="3.5cm" svg:height="0.5cm" svg:x="18cm" svg:y="16.9cm">
          <text:p text:style-name="P4"><text:span text:style-name="T14">Org_Patro</text:span></text:p>
          <draw:enhanced-geometry svg:viewBox="0 0 21600 21600" draw:type="rectangle" draw:enhanced-path="M 0 0 L 21600 0 21600 21600 0 21600 0 0 Z N"/>
        </draw:custom-shape>
        <draw:connector draw:style-name="gr27" draw:text-style-name="P18" draw:layer="layout" svg:x1="19.625cm" svg:y1="13.687cm" svg:x2="20.06cm" svg:y2="14.5cm" draw:start-shape="id28" draw:start-glue-point="2" draw:end-shape="id29" draw:end-glue-point="4" svg:d="M19625 13687v407h435v406" svg:viewBox="0 0 436 814">
          <text:p/>
        </draw:connector>
        <draw:connector draw:style-name="gr27" draw:text-style-name="P18" draw:layer="layout" svg:x1="20.06cm" svg:y1="15.794cm" svg:x2="19.75cm" svg:y2="16.9cm" draw:start-shape="id29" draw:start-glue-point="6" draw:end-shape="id30" draw:end-glue-point="0" svg:d="M20060 15794v554h-310v552" svg:viewBox="0 0 311 1107">
          <text:p/>
        </draw:connector>
        <draw:connector draw:style-name="gr37" draw:text-style-name="P10" draw:layer="layout" draw:type="line" svg:x1="12.45cm" svg:y1="16.916cm" svg:x2="14.625cm" svg:y2="17.8cm" draw:start-shape="id31" draw:start-glue-point="2" draw:end-shape="id32" draw:end-glue-point="0" svg:d="M12450 16916l2175 884" svg:viewBox="0 0 2176 885">
          <text:p/>
        </draw:connector>
        <draw:path draw:style-name="gr7" draw:text-style-name="P10" draw:layer="layout" svg:width="0.253cm" svg:height="0.408cm" draw:transform="skewX (-0.307177948351002) rotate (-0.875980751575954) translate (13.6287408886692cm 17.1221901592593cm)" svg:viewBox="0 0 254 409" svg:d="M0 405c106 15 288-7 248-215-24-123-332-321-28-67">
          <text:p/>
        </draw:path>
        <draw:frame draw:style-name="gr38" draw:text-style-name="P25" draw:layer="layout" svg:width="2.25cm" svg:height="0.645cm" svg:x="13.5cm" svg:y="18.3cm">
          <draw:text-box>
            <text:p text:style-name="P2"><text:span text:style-name="T1">Pais</text:span><text:span text:style-name="T21">_</text:span><text:span text:style-name="T1">Ori</text:span></text:p>
          </draw:text-box>
        </draw:frame>
        <draw:custom-shape draw:style-name="gr33" draw:text-style-name="P5" xml:id="id32" draw:id="id32" draw:layer="layout" svg:width="2.25cm" svg:height="0.5cm" svg:x="13.5cm" svg:y="17.8cm">
          <text:p text:style-name="P4"><text:span text:style-name="T14">Ciclistas</text:span></text:p>
          <draw:enhanced-geometry svg:viewBox="0 0 21600 21600" draw:type="rectangle" draw:enhanced-path="M 0 0 L 21600 0 21600 21600 0 21600 0 0 Z N"/>
        </draw:custom-shape>
        <draw:custom-shape draw:style-name="gr39" draw:text-style-name="P12" xml:id="id33" draw:id="id33" draw:layer="layout" svg:width="4cm" svg:height="1.294cm" svg:x="3.25cm" svg:y="15.206cm">
          <text:p text:style-name="P11"><text:span text:style-name="T3">Recor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8" draw:layer="layout" draw:line-skew="-0.699cm" svg:x1="3.7cm" svg:y1="5.406cm" svg:x2="3.25cm" svg:y2="15.853cm" draw:start-shape="id9" draw:end-shape="id33" draw:end-glue-point="5" svg:d="M3700 5406h-1650v10447h1200" svg:viewBox="0 0 1651 10448">
          <text:p/>
        </draw:connector>
        <draw:connector draw:style-name="gr13" draw:text-style-name="P18" draw:layer="layout" svg:x1="7.25cm" svg:y1="15.853cm" svg:x2="10.9cm" svg:y2="16.002cm" draw:start-shape="id33" draw:start-glue-point="7" draw:end-shape="id31" draw:end-glue-point="3" svg:d="M7250 15853h1825v149h1825" svg:viewBox="0 0 3651 150">
          <text:p/>
        </draw:connector>
        <draw:frame draw:style-name="gr29" draw:text-style-name="P24" draw:layer="layout" svg:width="1cm" svg:height="0.645cm" svg:x="19.5cm" svg:y="13.559cm">
          <draw:text-box>
            <text:p><text:span text:style-name="T1">N</text:span></text:p>
          </draw:text-box>
        </draw:frame>
        <draw:rect draw:style-name="gr40" draw:text-style-name="P10" xml:id="id35" draw:id="id35" draw:layer="layout" svg:width="3.5cm" svg:height="3.5cm" svg:x="22.5cm" svg:y="12.5cm">
          <text:p/>
        </draw:rect>
        <draw:frame draw:style-name="gr18" draw:text-style-name="P3" draw:layer="layout" svg:width="3.1cm" svg:height="2.221cm" svg:x="22.7cm" svg:y="13.379cm">
          <draw:text-box>
            <text:p text:style-name="P2"><text:span text:style-name="T15">Cod_Edificio</text:span></text:p>
            <text:p text:style-name="P2"><text:span text:style-name="T12">Nombre</text:span></text:p>
            <text:p text:style-name="P2"><text:span text:style-name="T1">Tamaño</text:span></text:p>
            <text:p text:style-name="P2"><text:span text:style-name="T1">Capacidad</text:span></text:p>
            <text:p text:style-name="P2"><text:span text:style-name="T1">Servicios(Multiv)</text:span></text:p>
          </draw:text-box>
        </draw:frame>
        <draw:custom-shape draw:style-name="gr19" draw:text-style-name="P5" draw:layer="layout" svg:width="3.1cm" svg:height="0.599cm" svg:x="22.7cm" svg:y="12.799cm">
          <text:p text:style-name="P4"><text:span text:style-name="T14">Edificios</text:span></text:p>
          <draw:enhanced-geometry svg:viewBox="0 0 21600 21600" draw:type="rectangle" draw:enhanced-path="M 0 0 L 21600 0 21600 21600 0 21600 0 0 Z N"/>
        </draw:custom-shape>
        <draw:custom-shape draw:style-name="gr41" draw:text-style-name="P27" xml:id="id34" draw:id="id34" draw:layer="layout" svg:width="3.299cm" svg:height="1.794cm" svg:x="21.5cm" svg:y="9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2" draw:layer="layout" svg:width="2.38cm" svg:height="1.294cm" svg:x="21.959cm" svg:y="9.727cm">
          <text:p text:style-name="P11"><text:span text:style-name="T3">Compues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8" draw:layer="layout" svg:x1="20.4cm" svg:y1="9.012cm" svg:x2="23.15cm" svg:y2="9.5cm" draw:start-shape="id24" draw:start-glue-point="1" draw:end-shape="id34" draw:end-glue-point="4" svg:d="M20400 9012h550v-13h2200v501" svg:viewBox="0 0 2751 502">
          <text:p/>
        </draw:connector>
        <draw:connector draw:style-name="gr27" draw:text-style-name="P18" draw:layer="layout" svg:x1="23.15cm" svg:y1="11.294cm" svg:x2="24.25cm" svg:y2="12.5cm" draw:start-shape="id34" draw:start-glue-point="6" draw:end-shape="id35" draw:end-glue-point="0" svg:d="M23150 11294v604h1100v602" svg:viewBox="0 0 1101 1207">
          <text:p/>
        </draw:connector>
        <draw:line draw:style-name="gr7" draw:text-style-name="P10" draw:layer="layout" svg:x1="22.4cm" svg:y1="9.9cm" svg:x2="23.9cm" svg:y2="9.9cm">
          <text:p/>
        </draw:line>
        <draw:frame draw:style-name="gr42" draw:text-style-name="P24" draw:layer="layout" svg:width="1cm" svg:height="0.921cm" svg:x="22.7cm" svg:y="9.379cm">
          <draw:text-box>
            <text:p><text:span text:style-name="T1">EX</text:span></text:p>
          </draw:text-box>
        </draw:frame>
        <draw:rect draw:style-name="gr40" draw:text-style-name="P10" xml:id="id38" draw:id="id38" draw:layer="layout" svg:width="3.5cm" svg:height="2.5cm" svg:x="21cm" svg:y="3cm">
          <text:p/>
        </draw:rect>
        <draw:frame draw:style-name="gr2" draw:text-style-name="P3" draw:layer="layout" svg:width="3.1cm" svg:height="1.039cm" svg:x="21.2cm" svg:y="4cm">
          <draw:text-box>
            <text:p text:style-name="P2"><text:span text:style-name="T15">Fecha</text:span></text:p>
            <text:p text:style-name="P2"><text:span text:style-name="T12">Precio</text:span></text:p>
          </draw:text-box>
        </draw:frame>
        <draw:custom-shape draw:style-name="gr43" draw:text-style-name="P5" draw:layer="layout" svg:width="3.1cm" svg:height="0.8cm" svg:x="21.2cm" svg:y="3.2cm">
          <text:p text:style-name="P4"><text:span text:style-name="T14">Precio</text:span></text:p>
          <draw:enhanced-geometry svg:viewBox="0 0 21600 21600" draw:type="rectangle" draw:enhanced-path="M 0 0 L 21600 0 21600 21600 0 21600 0 0 Z N"/>
        </draw:custom-shape>
        <draw:custom-shape draw:style-name="gr41" draw:text-style-name="P27" xml:id="id36" draw:id="id36" draw:layer="layout" svg:width="3.299cm" svg:height="1.794cm" svg:x="17.5cm" svg:y="4.7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2" draw:layer="layout" svg:width="2.38cm" svg:height="1.294cm" svg:x="17.959cm" svg:y="4.933cm">
          <text:p text:style-name="P11"><text:span text:style-name="T3">Cues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8" draw:layer="layout" svg:x1="19.15cm" svg:y1="6.5cm" svg:x2="18.85cm" svg:y2="7.716cm" draw:start-shape="id36" draw:start-glue-point="6" draw:end-shape="id37" draw:end-glue-point="0" svg:d="M19150 6500v608h-300v608" svg:viewBox="0 0 301 1217">
          <text:p/>
        </draw:connector>
        <draw:connector draw:style-name="gr27" draw:text-style-name="P18" draw:layer="layout" svg:x1="19.15cm" svg:y1="4.706cm" svg:x2="21cm" svg:y2="4.25cm" draw:start-shape="id36" draw:start-glue-point="4" draw:end-shape="id38" draw:end-glue-point="3" svg:d="M19150 4706v-456h1850" svg:viewBox="0 0 1851 457">
          <text:p/>
        </draw:connector>
        <draw:line draw:style-name="gr7" draw:text-style-name="P10" draw:layer="layout" svg:x1="18.4cm" svg:y1="5.1cm" svg:x2="19.9cm" svg:y2="5.1cm">
          <text:p/>
        </draw:line>
        <draw:frame draw:style-name="gr29" draw:text-style-name="P24" draw:layer="layout" svg:width="1cm" svg:height="0.645cm" svg:x="18.7cm" svg:y="4.5cm">
          <draw:text-box>
            <text:p><text:span text:style-name="T1">ID</text:span></text:p>
          </draw:text-box>
        </draw:frame>
        <draw:frame draw:style-name="gr29" draw:text-style-name="P24" draw:layer="layout" svg:width="0.485cm" svg:height="0.645cm" svg:x="20.3cm" svg:y="3.355cm">
          <draw:text-box>
            <text:p><text:span text:style-name="T1">N</text:span></text:p>
          </draw:text-box>
        </draw:frame>
        <draw:frame draw:style-name="gr10" draw:text-style-name="P28" draw:layer="layout" svg:width="1cm" svg:height="0.725cm" svg:x="2.9cm" svg:y="5.3cm">
          <draw:text-box>
            <text:p><text:span text:style-name="T22">N</text:span></text:p>
          </draw:text-box>
        </draw:frame>
        <draw:frame draw:style-name="gr10" draw:text-style-name="P28" draw:layer="layout" svg:width="0.7cm" svg:height="0.725cm" svg:x="2.9cm" svg:y="9.025cm">
          <draw:text-box>
            <text:p><text:span text:style-name="T22">1</text:span></text:p>
          </draw:text-box>
        </draw:frame>
        <draw:frame draw:style-name="gr10" draw:text-style-name="P28" draw:layer="layout" svg:width="1cm" svg:height="0.725cm" svg:x="13cm" svg:y="8.7cm">
          <draw:text-box>
            <text:p><text:span text:style-name="T22">1</text:span></text:p>
          </draw:text-box>
        </draw:frame>
        <draw:frame draw:style-name="gr10" draw:text-style-name="P28" draw:layer="layout" svg:width="1cm" svg:height="0.725cm" svg:x="12.9cm" svg:y="10.4cm">
          <draw:text-box>
            <text:p><text:span text:style-name="T22">1</text:span></text:p>
          </draw:text-box>
        </draw:frame>
        <draw:frame draw:style-name="gr10" draw:text-style-name="P28" draw:layer="layout" svg:width="1cm" svg:height="0.725cm" svg:x="10.7cm" svg:y="5cm">
          <draw:text-box>
            <text:p><text:span text:style-name="T22">N</text:span></text:p>
          </draw:text-box>
        </draw:frame>
        <draw:frame draw:style-name="gr10" draw:text-style-name="P28" draw:layer="layout" svg:width="1cm" svg:height="0.725cm" svg:x="9.382cm" svg:y="8.7cm">
          <draw:text-box>
            <text:p><text:span text:style-name="T22">1</text:span></text:p>
          </draw:text-box>
        </draw:frame>
        <draw:frame draw:style-name="gr10" draw:text-style-name="P28" draw:layer="layout" svg:width="1cm" svg:height="0.725cm" svg:x="20.5cm" svg:y="8.275cm">
          <draw:text-box>
            <text:p><text:span text:style-name="T22">1</text:span></text:p>
          </draw:text-box>
        </draw:frame>
        <draw:frame draw:style-name="gr14" draw:text-style-name="P28" draw:layer="layout" svg:width="1cm" svg:height="1cm" svg:x="19.6cm" svg:y="16.3cm">
          <draw:text-box>
            <text:p><text:span text:style-name="T22">1</text:span></text:p>
          </draw:text-box>
        </draw:frame>
        <draw:frame draw:style-name="gr14" draw:text-style-name="P28" draw:layer="layout" svg:width="1cm" svg:height="1cm" svg:x="18cm" svg:y="7cm">
          <draw:text-box>
            <text:p><text:span text:style-name="T22">1</text:span></text:p>
          </draw:text-box>
        </draw:frame>
        <draw:frame draw:style-name="gr10" draw:text-style-name="P28" draw:layer="layout" svg:width="1cm" svg:height="0.725cm" svg:x="9.3cm" svg:y="10.3cm">
          <draw:text-box>
            <text:p><text:span text:style-name="T22">N</text:span></text:p>
          </draw:text-box>
        </draw:frame>
        <draw:frame draw:style-name="gr14" draw:text-style-name="P28" draw:layer="layout" svg:width="1cm" svg:height="1cm" svg:x="14.5cm" svg:y="4.3cm">
          <draw:text-box>
            <text:p><text:span text:style-name="T22">N</text:span></text:p>
          </draw:text-box>
        </draw:frame>
        <draw:frame draw:style-name="gr44" draw:text-style-name="P28" draw:layer="layout" svg:width="1cm" svg:height="0.8cm" svg:x="6.7cm" svg:y="5.4cm">
          <draw:text-box>
            <text:p><text:span text:style-name="T22">N</text:span></text:p>
          </draw:text-box>
        </draw:frame>
        <draw:frame draw:style-name="gr14" draw:text-style-name="P28" draw:layer="layout" svg:width="1cm" svg:height="1cm" svg:x="10.8cm" svg:y="3.3cm">
          <draw:text-box>
            <text:p><text:span text:style-name="T22">N</text:span></text:p>
          </draw:text-box>
        </draw:frame>
        <draw:frame draw:style-name="gr14" draw:text-style-name="P28" draw:layer="layout" svg:width="1cm" svg:height="1cm" svg:x="13cm" svg:y="5.7cm">
          <draw:text-box>
            <text:p><text:span text:style-name="T22">N</text:span></text:p>
          </draw:text-box>
        </draw:frame>
        <draw:frame draw:style-name="gr14" draw:text-style-name="P28" draw:layer="layout" svg:width="1cm" svg:height="1cm" svg:x="11.6cm" svg:y="8.3cm">
          <draw:text-box>
            <text:p><text:span text:style-name="T22">N</text:span></text:p>
          </draw:text-box>
        </draw:frame>
        <draw:frame draw:style-name="gr10" draw:text-style-name="P28" draw:layer="layout" svg:width="1cm" svg:height="0.725cm" svg:x="24.3cm" svg:y="11.8cm">
          <draw:text-box>
            <text:p><text:span text:style-name="T22">N</text:span></text:p>
          </draw:text-box>
        </draw:frame>
        <draw:frame draw:style-name="gr14" draw:text-style-name="P28" draw:layer="layout" svg:width="1cm" svg:height="1cm" svg:x="10cm" svg:y="15.2cm">
          <draw:text-box>
            <text:p><text:span text:style-name="T22">N</text:span></text:p>
          </draw:text-box>
        </draw:frame>
        <draw:frame draw:style-name="gr29" draw:text-style-name="P24" draw:layer="layout" svg:width="0.485cm" svg:height="0.645cm" svg:x="16.615cm" svg:y="8.4cm">
          <draw:text-box>
            <text:p><text:span text:style-name="T1">N</text:span></text:p>
          </draw:text-box>
        </draw:frame>
        <draw:frame draw:style-name="gr29" draw:text-style-name="P24" draw:layer="layout" svg:width="0.485cm" svg:height="0.645cm" svg:x="11cm" svg:y="11cm">
          <draw:text-box>
            <text:p><text:span text:style-name="T1">N</text:span></text:p>
          </draw:text-box>
        </draw:frame>
        <draw:custom-shape draw:style-name="gr45" draw:text-style-name="P30" xml:id="id39" draw:id="id39" draw:layer="layout" svg:width="2.75cm" svg:height="0.75cm" svg:x="14.75cm" svg:y="14.75cm">
          <text:p text:style-name="P29"><text:span text:style-name="T23">Patrocinio(T/P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0" draw:layer="layout" draw:type="line" svg:x1="18.12cm" svg:y1="15.147cm" svg:x2="17.5cm" svg:y2="15.125cm" draw:start-shape="id29" draw:start-glue-point="5" draw:end-shape="id39" draw:end-glue-point="10" svg:d="M18120 15147l-620-22" svg:viewBox="0 0 621 23">
          <text:p/>
        </draw:connector>
        <draw:connector draw:style-name="gr13" draw:text-style-name="P18" draw:layer="layout" draw:line-skew="0cm -1.796cm 3.081cm" svg:x1="17cm" svg:y1="10.647cm" svg:x2="17.3cm" svg:y2="9.012cm" draw:start-shape="id22" draw:start-glue-point="7" draw:end-shape="id24" draw:end-glue-point="3" svg:d="M17000 10647h502v-647h-1002v-988h800" svg:viewBox="0 0 1003 1636">
          <text:p/>
        </draw:connector>
        <draw:custom-shape draw:style-name="gr46" draw:text-style-name="P30" xml:id="id40" draw:id="id40" draw:layer="layout" svg:width="3cm" svg:height="1cm" svg:x="4cm" svg:y="13.5cm">
          <text:p text:style-name="P29"><text:span text:style-name="T23">Estado(Solo/Acom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0" draw:layer="layout" draw:type="line" svg:x1="5.5cm" svg:y1="14.5cm" svg:x2="5.25cm" svg:y2="15.206cm" draw:start-shape="id40" draw:start-glue-point="8" draw:end-shape="id33" draw:end-glue-point="4" svg:d="M5500 14500l-250 706" svg:viewBox="0 0 251 707">
          <text:p/>
        </draw:connector>
        <draw:frame draw:style-name="gr47" draw:text-style-name="P17" draw:layer="layout" svg:width="8.75cm" svg:height="0.962cm" svg:x="19.5cm" svg:y="1.25cm">
          <draw:text-box>
            <text:p>Nomb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imSun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1" style:display-name="heading 1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Comic Sans MS" fo:font-family="'Comic Sans MS'" style:font-family-generic="script" style:font-pitch="variable" fo:font-size="12pt" style:rfc-language-tag="es-ES-u-co-trad" fo:language="es" fo:country="ES" fo:font-weight="bold" style:font-name-asian="Times New Roman" style:font-family-asian="'Times New Roman'" style:font-family-generic-asian="roman" style:font-pitch-asian="variable" style:font-size-asian="12pt" style:font-weight-asian="bold" style:font-name-complex="Comic Sans MS" style:font-family-complex="'Comic Sans MS'" style:font-family-generic-complex="script" style:font-pitch-complex="variable" style:font-size-complex="12pt" style:language-complex="ar" style:country-complex="SA" style:font-weight-complex="bold"/>
    </style:style>
    <style:style style:name="heading_20_2" style:display-name="heading 2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o_20_independiente_20_2_20_Car" style:display-name="Texto independiente 2 Car" style:family="graphic">
      <style:paragraph-properties style:text-autospace="none"/>
      <style:text-properties fo:font-size="11pt" style:rfc-language-tag="es-ES-u-co-trad" fo:language="es" fo:country="ES" style:font-size-complex="12pt"/>
    </style:style>
    <style:style style:name="Fuente_20_de_20_párrafo_20_predeter." style:display-name="Fuente de párrafo predeter.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WW8Num38z0" style:family="graphic">
      <style:paragraph-properties style:text-autospace="none"/>
      <style:text-properties style:font-name="Wingdings" fo:font-family="Wingdings" style:font-pitch="variable" style:font-charset="x-symbol" fo:font-size="18pt" style:font-name-complex="Wingdings" style:font-family-complex="Wingdings" style:font-pitch-complex="variable" style:font-charset-complex="x-symbol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charset="x-symbol" fo:font-size="12pt" style:font-name-complex="Symbol" style:font-family-complex="Symbol" style:font-family-generic-complex="roman" style:font-pitch-complex="variable" style:font-charset-complex="x-symbol"/>
    </style:style>
    <style:style style:name="WW8Num36z0" style:family="graphic">
      <style:paragraph-properties style:text-autospace="none"/>
      <style:text-properties fo:font-style="normal" fo:font-weight="bold"/>
    </style:style>
    <style:style style:name="WW8Num35z0" style:family="graphic">
      <style:paragraph-properties style:text-autospace="none"/>
    </style:style>
    <style:style style:name="WW8Num34z0" style:family="graphic">
      <style:paragraph-properties style:text-autospace="none"/>
      <style:text-properties style:font-name="Wingdings" fo:font-family="Wingdings" style:font-pitch="variable" style:font-charset="x-symbol" fo:font-size="18pt" style:font-name-complex="Wingdings" style:font-family-complex="Wingdings" style:font-pitch-complex="variable" style:font-charset-complex="x-symbol"/>
    </style:style>
    <style:style style:name="WW8Num33z0" style:family="graphic">
      <style:paragraph-properties style:text-autospace="none"/>
      <style:text-properties fo:font-weight="bold"/>
    </style:style>
    <style:style style:name="WW8Num32z0" style:family="graphic">
      <style:paragraph-properties style:text-autospace="none"/>
      <style:text-properties style:font-name="Wingdings" fo:font-family="Wingdings" style:font-pitch="variable" style:font-charset="x-symbol" fo:font-size="18pt" style:font-name-complex="Wingdings" style:font-family-complex="Wingdings" style:font-pitch-complex="variable" style:font-charset-complex="x-symbol"/>
    </style:style>
    <style:style style:name="WW8Num31z0" style:family="graphic">
      <style:paragraph-properties style:text-autospace="none"/>
      <style:text-properties fo:font-style="normal" fo:font-weight="bold"/>
    </style:style>
    <style:style style:name="WW8Num30z0" style:family="graphic">
      <style:paragraph-properties style:text-autospace="none"/>
      <style:text-properties style:font-name="Wingdings" fo:font-family="Wingdings" style:font-pitch="variable" style:font-charset="x-symbol" fo:font-size="18pt" style:font-name-complex="Wingdings" style:font-family-complex="Wingdings" style:font-pitch-complex="variable" style:font-charset-complex="x-symbol"/>
    </style:style>
    <style:style style:name="WW8Num29z0" style:family="graphic">
      <style:paragraph-properties style:text-autospace="none"/>
      <style:text-properties style:font-name="Wingdings" fo:font-family="Wingdings" style:font-pitch="variable" style:font-charset="x-symbol" fo:font-size="18pt" style:font-name-complex="Wingdings" style:font-family-complex="Wingdings" style:font-pitch-complex="variable" style:font-charset-complex="x-symbol"/>
    </style:style>
    <style:style style:name="WW8Num28z0" style:family="graphic">
      <style:paragraph-properties style:text-autospace="none"/>
      <style:text-properties style:font-name="Wingdings" fo:font-family="Wingdings" style:font-pitch="variable" style:font-charset="x-symbol" fo:font-size="18pt" style:font-name-complex="Wingdings" style:font-family-complex="Wingdings" style:font-pitch-complex="variable" style:font-charset-complex="x-symbol"/>
    </style:style>
    <style:style style:name="WW8Num27z0" style:family="graphic">
      <style:paragraph-properties style:text-autospace="none"/>
      <style:text-properties fo:font-weight="bold"/>
    </style:style>
    <style:style style:name="WW8Num26z0" style:family="graphic">
      <style:paragraph-properties style:text-autospace="none"/>
      <style:text-properties style:font-name="Wingdings" fo:font-family="Wingdings" style:font-pitch="variable" style:font-charset="x-symbol" fo:font-size="18pt" style:font-name-complex="Wingdings" style:font-family-complex="Wingdings" style:font-pitch-complex="variable" style:font-charset-complex="x-symbol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0" style:family="graphic">
      <style:paragraph-properties style:text-autospace="none"/>
      <style:text-properties fo:font-weight="bold"/>
    </style:style>
    <style:style style:name="WW8Num23z0" style:family="graphic">
      <style:paragraph-properties style:text-autospace="none"/>
      <style:text-properties fo:font-style="normal" fo:font-weight="bold"/>
    </style:style>
    <style:style style:name="WW8Num22z0" style:family="graphic">
      <style:paragraph-properties style:text-autospace="none"/>
      <style:text-properties fo:font-style="normal" fo:font-weight="bold"/>
    </style:style>
    <style:style style:name="WW8Num21z0" style:family="graphic">
      <style:paragraph-properties style:text-autospace="none"/>
      <style:text-properties style:font-name="Wingdings" fo:font-family="Wingdings" style:font-pitch="variable" style:font-charset="x-symbol" fo:font-size="18pt" style:font-name-complex="Wingdings" style:font-family-complex="Wingdings" style:font-pitch-complex="variable" style:font-charset-complex="x-symbol"/>
    </style:style>
    <style:style style:name="WW8Num20z0" style:family="graphic">
      <style:paragraph-properties style:text-autospace="none"/>
      <style:text-properties fo:font-style="normal" fo:font-weight="bold"/>
    </style:style>
    <style:style style:name="WW8Num19z0" style:family="graphic">
      <style:paragraph-properties style:text-autospace="none"/>
      <style:text-properties fo:font-style="normal" fo:font-weight="bold"/>
    </style:style>
    <style:style style:name="WW8Num18z0" style:family="graphic">
      <style:paragraph-properties style:text-autospace="none"/>
      <style:text-properties fo:font-style="normal" fo:font-weight="bold"/>
    </style:style>
    <style:style style:name="WW8Num15z0" style:family="graphic">
      <style:paragraph-properties style:text-autospace="none"/>
      <style:text-properties style:font-name="Wingdings" fo:font-family="Wingdings" style:font-pitch="variable" style:font-charset="x-symbol" fo:font-size="18pt" style:font-name-complex="Wingdings" style:font-family-complex="Wingdings" style:font-pitch-complex="variable" style:font-charset-complex="x-symbol"/>
    </style:style>
    <style:style style:name="WW8Num14z0" style:family="graphic">
      <style:paragraph-properties style:text-autospace="none"/>
      <style:text-properties fo:font-style="normal" fo:font-weight="bold"/>
    </style:style>
    <style:style style:name="WW8Num13z0" style:family="graphic">
      <style:paragraph-properties style:text-autospace="none"/>
      <style:text-properties style:font-name="Symbol" fo:font-family="Symbol" style:font-family-generic="roman" style:font-pitch="variable" style:font-charset="x-symbol" fo:font-size="12pt" style:font-name-complex="Symbol" style:font-family-complex="Symbol" style:font-family-generic-complex="roman" style:font-pitch-complex="variable" style:font-charset-complex="x-symbol"/>
    </style:style>
    <style:style style:name="WW8Num12z0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normal" fo:font-weight="bold" style:font-name-complex="Times New Roman" style:font-family-complex="'Times New Roman'" style:font-family-generic-complex="roman" style:font-pitch-complex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charset="x-symbol" fo:font-size="12pt" style:font-name-complex="Symbol" style:font-family-complex="Symbol" style:font-family-generic-complex="roman" style:font-pitch-complex="variable" style:font-charset-complex="x-symbol"/>
    </style:style>
    <style:style style:name="WW8Num10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norma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0" style:family="graphic">
      <style:paragraph-properties style:text-autospace="none"/>
      <style:text-properties style:font-name="Wingdings" fo:font-family="Wingdings" style:font-pitch="variable" style:font-charset="x-symbol" fo:font-size="18pt" style:font-name-complex="Wingdings" style:font-family-complex="Wingdings" style:font-pitch-complex="variable" style:font-charset-complex="x-symbol"/>
    </style:style>
    <style:style style:name="WW8Num8z0" style:family="graphic">
      <style:paragraph-properties style:text-autospace="none"/>
      <style:text-properties style:font-name="Wingdings" fo:font-family="Wingdings" style:font-pitch="variable" style:font-charset="x-symbol" fo:font-size="18pt" style:font-name-complex="Wingdings" style:font-family-complex="Wingdings" style:font-pitch-complex="variable" style:font-charset-complex="x-symbol"/>
    </style:style>
    <style:style style:name="WW8Num7z0" style:family="graphic">
      <style:paragraph-properties style:text-autospace="none"/>
      <style:text-properties fo:font-style="normal" fo:font-weight="bold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graphic">
      <style:paragraph-properties style:text-autospace="none"/>
      <style:text-properties style:font-name="Wingdings" fo:font-family="Wingdings" style:font-pitch="variable" style:font-charset="x-symbol" fo:font-size="48pt" style:font-name-complex="Wingdings" style:font-family-complex="Wingdings" style:font-pitch-complex="variable" style:font-charset-complex="x-symbol"/>
    </style:style>
    <style:style style:name="WW8Num5z0" style:family="graphic">
      <style:paragraph-properties style:text-autospace="none"/>
      <style:text-properties fo:font-style="normal" fo:font-weight="bold"/>
    </style:style>
    <style:style style:name="WW8Num4z0" style:family="graphic">
      <style:paragraph-properties style:text-autospace="none"/>
      <style:text-properties fo:font-style="normal" fo:font-weight="bold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charset="x-symbol" fo:font-size="12pt" style:font-name-complex="Symbol" style:font-family-complex="Symbol" style:font-family-generic-complex="roman" style:font-pitch-complex="variable" style:font-charset-complex="x-symbol"/>
    </style:style>
    <style:style style:name="Título_20_de_20_la_20_tabla" style:display-name="Título de la tabla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Contenido_20_de_20_la_20_tabla" style:display-name="Contenido de la tabla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o_20_independiente_20_2" style:display-name="Texto independiente 2" style:family="graphic">
      <style:graphic-properties style:writing-mode="lr-tb"/>
      <style:paragraph-properties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style:rfc-language-tag="es-ES-u-co-trad" fo:language="es" fo:country="E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Footer1" style:family="graphic">
      <style:graphic-properties style:writing-mode="lr-tb"/>
      <style:paragraph-properties fo:text-align="start" style:text-autospace="none" loext:tab-stop-distance="0cm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style:font-name="Calibri" fo:font-family="Calibri" style:font-family-generic="swiss" style:font-pitch="variable" fo:font-size="12pt" fo:language="es" fo:country="ES" style:letter-kerning="true" style:font-name-asian="SimSun" style:font-family-asian="SimSun, 宋体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/>
    </style:style>
    <style:style style:name="Header1" style:family="graphic">
      <style:graphic-properties style:writing-mode="lr-tb"/>
      <style:paragraph-properties fo:text-align="start" style:text-autospace="none" loext:tab-stop-distance="0cm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style:font-name="Calibri" fo:font-family="Calibri" style:font-family-generic="swiss" style:font-pitch="variable" fo:font-size="12pt" fo:language="es" fo:country="ES" style:letter-kerning="true" style:font-name-asian="SimSun" style:font-family-asian="SimSun, 宋体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/>
    </style:style>
    <style:style style:name="Epígrafe" style:family="graphic">
      <style:graphic-properties style:writing-mode="lr-tb"/>
      <style:paragraph-properties fo:text-align="justify" style:text-autospace="none" loext:tab-stop-distance="0cm" style:writing-mode="lr-tb">
        <style:tab-stops>
          <style:tab-stop style:position="18.046cm"/>
        </style:tab-stops>
      </style:paragraph-properties>
      <style:text-properties style:use-window-font-color="true" loext:opacity="0%" style:font-name="Comic Sans MS" fo:font-family="'Comic Sans MS'" style:font-family-generic="script" style:font-pitch="variable" fo:font-size="12pt" style:rfc-language-tag="es-ES-u-co-trad" fo:language="es" fo:country="ES" fo:font-weight="bold" style:font-name-asian="Times New Roman" style:font-family-asian="'Times New Roman'" style:font-family-generic-asian="roman" style:font-pitch-asian="variable" style:font-size-asian="12pt" style:font-weight-asian="bold" style:font-name-complex="Comic Sans MS" style:font-family-complex="'Comic Sans MS'" style:font-family-generic-complex="script" style:font-pitch-complex="variable" style:font-size-complex="12pt" style:language-complex="ar" style:country-complex="SA" style:font-weight-complex="bold"/>
    </style:style>
    <style:style style:name="footer" style:family="graphic">
      <style:graphic-properties style:writing-mode="lr-tb"/>
      <style:paragraph-properties fo:text-align="start" style:text-autospace="none" loext:tab-stop-distance="0cm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graphic">
      <style:graphic-properties style:writing-mode="lr-tb"/>
      <style:paragraph-properties fo:text-align="start" style:text-autospace="none" loext:tab-stop-distance="0cm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cera_20_y_20_pie" style:display-name="Cabecera y pie" style:family="graphic">
      <style:graphic-properties style:writing-mode="lr-tb"/>
      <style:paragraph-properties fo:text-align="start" style:text-autospace="none" loext:tab-stop-distance="0cm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Índice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26T20:53:47.339000000</meta:creation-date>
    <dc:date>2025-01-28T10:19:31.228000000</dc:date>
    <meta:editing-duration>PT3H32M54S</meta:editing-duration>
    <meta:editing-cycles>34</meta:editing-cycles>
    <meta:generator>LibreOffice/24.2.4.2$Windows_X86_64 LibreOffice_project/51a6219feb6075d9a4c46691dcfe0cd9c4fff3c2</meta:generator>
    <meta:print-date>2025-01-28T09:43:17.815000000</meta:print-date>
    <meta:document-statistic meta:object-count="129"/>
  </office:meta>
</office:document-meta>
</file>